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8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707" fo:background-color="transparent" style:font-name-asian="Arial" style:font-name-complex="Ari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6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7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18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19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1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2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3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ce35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0">Execução de </text:span>Checklists</text:p>
      <text:p text:style-name="P1"/>
      <text:p text:style-name="P1"/>
      <text:p text:style-name="P2">Portal-ES</text:p>
      <text:p text:style-name="P3"/>
      <text:list xml:id="list1557741124" text:style-name="WWNum3">
        <text:list-header>
          <text:p text:style-name="P19"><text:span text:style-name="T3">1</text:span><text:span text:style-name="T2">. </text:span><text:span text:style-name="T1">Checklists</text:span></text:p>
          <text:p text:style-name="P22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1">Categoria</text:p>
          </table:table-cell>
          <table:table-cell table:style-name="Tabela1.B1" office:value-type="string">
            <text:p text:style-name="P11">Checklist</text:p>
          </table:table-cell>
          <table:table-cell table:style-name="Tabela1.C1" office:value-type="string">
            <text:p text:style-name="P13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2">Estrutura</text:p>
            <text:p text:style-name="P12"><text:s/></text:p>
          </table:table-cell>
          <table:table-cell table:style-name="Tabela1.B2" office:value-type="string">
            <text:p text:style-name="P12">O código implementa completamente e adequadamente o design?</text:p>
          </table:table-cell>
          <table:table-cell table:style-name="Tabela1.C2" office:value-type="string">
            <text:p text:style-name="P13">Não se aplica ainda: muito inicial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2">O código está bem estruturado (formatado, em estilo adequado, visualmente)?</text:p>
          </table:table-cell>
          <table:table-cell table:style-name="Tabela1.C3" table:number-rows-spanned="2" office:value-type="string">
            <text:p text:style-name="P13">Não se aplica ainda: muito inicial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2">O armazenamento é feito de forma eficiente?</text:p>
          </table:table-cell>
          <table:table-cell table:style-name="Tabela1.C5" office:value-type="string">
            <text:p text:style-name="P13">Não se aplica ainda: muito inicial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2">Todos os comentários estão consistentes com o código?</text:p>
          </table:table-cell>
          <table:table-cell table:style-name="Tabela1.C6" office:value-type="string">
            <text:p text:style-name="P13">Sim</text:p>
          </table:table-cell>
        </table:table-row>
        <table:table-row table:style-name="Tabela1.2">
          <table:table-cell table:style-name="Tabela1.A7" table:number-rows-spanned="2" office:value-type="string">
            <text:p text:style-name="P12">Variáveis</text:p>
          </table:table-cell>
          <table:table-cell table:style-name="Tabela1.B7" table:number-rows-spanned="2" office:value-type="string">
            <text:p text:style-name="P12">As variáveis estão definidas propriamente com nomes consistentes e claros?</text:p>
          </table:table-cell>
          <table:table-cell table:style-name="Tabela1.C7" table:number-rows-spanned="2" office:value-type="string">
            <text:p text:style-name="P13">Sim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2">Programação Defensiva</text:p>
          </table:table-cell>
          <table:table-cell table:style-name="Tabela1.B9" office:value-type="string">
            <text:p text:style-name="P12">Os dados corretos estão sendo operados corretamente?</text:p>
          </table:table-cell>
          <table:table-cell table:style-name="Tabela1.C9" office:value-type="string">
            <text:p text:style-name="P14">Não se aplica ainda: muito inicial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2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4">Não se aplica ainda: muito inicial</text:p>
          </table:table-cell>
        </table:table-row>
      </table:table>
      <text:p text:style-name="P17"/>
      <text:p text:style-name="P17"/>
      <text:p text:style-name="P17"/>
      <text:list xml:id="list116267746" text:style-name="L1">
        <text:list-header>
          <text:p text:style-name="P23"><text:span text:style-name="T10">1.2 </text:span>Checklist para <text:span text:style-name="T9">implementação do backlog</text:span></text:p>
        </text:list-header>
      </text:list>
      <text:p text:style-name="P16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Backlog</text:p>
          </table:table-cell>
          <table:table-cell table:style-name="Tabela2.B1" office:value-type="string">
            <text:p text:style-name="P10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todas as áreas de <text:soft-page-break/>conhecimento contidas no PPC.</text:p>
          </table:table-cell>
          <table:table-cell table:style-name="Tabela2.B4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, porém ainda em construção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5">Não construído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5">Não 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6">Não construído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6">Não <text:span text:style-name="T11">atende</text:span>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7">Atende</text:p>
          </table:table-cell>
        </table:table-row>
      </table:table>
      <text:p text:style-name="P15"/>
      <text:p text:style-name="P15"/>
      <text:list xml:id="list1239423670483" text:continue-list="list1557741124" text:style-name="WWNum3">
        <text:list-header>
          <text:p text:style-name="P20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1">O andamento corresponde a etapa inicial do projeto.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23:49:28.368000000</dc:date>
    <meta:editing-duration>PT29M57S</meta:editing-duration>
    <meta:editing-cycles>2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324" meta:character-count="2052" meta:non-whitespace-character-count="1783"/>
  </office:meta>
</office:document-meta>
</file>